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1465in"/>
    </style:style>
    <style:style style:name="co2" style:family="table-column">
      <style:table-column-properties fo:break-before="auto" style:column-width="3.1445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uznia1 KNN 1 distanceAlgorithm PROBABILITY APLENGTH 7 Algorithms 1 1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d,j,n,9,y,7,aa,11,ag,ah,aj,ak,al,am,an,10,1,2,4,6,</text:p>
          </table:table-cell>
          <table:table-cell table:number-columns-repeated="2" office:value-type="string">
            <text:p>an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d,j,n,9,y,7,aa,11,ag,ah,aj,ak,al,am,an,10,1,2,4,6,</text:p>
          </table:table-cell>
          <table:table-cell table:number-columns-repeated="2" office:value-type="string">
            <text:p>an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d,j,n,9,y,7,aa,11,ag,ah,aj,ak,al,am,an,10,1,2,4,6,</text:p>
          </table:table-cell>
          <table:table-cell table:number-columns-repeated="2" office:value-type="string">
            <text:p>an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d,j,n,9,y,7,aa,11,ag,ah,aj,ak,al,am,an,10,1,2,4,6,</text:p>
          </table:table-cell>
          <table:table-cell table:number-columns-repeated="2" office:value-type="string">
            <text:p>an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d,j,n,9,y,7,aa,11,ag,ah,aj,ak,al,am,an,10,1,2,4,6,</text:p>
          </table:table-cell>
          <table:table-cell table:number-columns-repeated="2" office:value-type="string">
            <text:p>an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d,j,n,9,y,7,aa,11,ag,ah,aj,ak,al,am,an,10,1,2,4,6,</text:p>
          </table:table-cell>
          <table:table-cell table:number-columns-repeated="2" office:value-type="string">
            <text:p>an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d,j,n,9,y,7,aa,11,ag,ah,aj,ak,al,am,an,10,1,2,4,6,</text:p>
          </table:table-cell>
          <table:table-cell table:number-columns-repeated="2" office:value-type="string">
            <text:p>an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d,j,n,9,y,7,aa,11,ag,ah,aj,ak,al,am,an,10,1,2,4,6,</text:p>
          </table:table-cell>
          <table:table-cell table:number-columns-repeated="2" office:value-type="string">
            <text:p>an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d,j,n,9,y,7,aa,11,ag,ah,aj,ak,al,am,an,10,1,2,4,6,</text:p>
          </table:table-cell>
          <table:table-cell table:number-columns-repeated="2" office:value-type="string">
            <text:p>an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d,j,n,9,y,7,aa,11,ag,ah,aj,ak,al,am,an,10,1,2,4,6,</text:p>
          </table:table-cell>
          <table:table-cell table:number-columns-repeated="2" office:value-type="string">
            <text:p>an,10,1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uznia1 KNN 1 distanceAlgorithm PROBABILITY APLENGTH 7 Algorithms 1 1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d,j,n,9,y,7,aa,11,ag,ah,aj,ak,al,am,an,10,1,2,4,6,</text:p>
          </table:table-cell>
          <table:table-cell table:number-columns-repeated="2" office:value-type="string">
            <text:p>an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d,j,n,9,y,7,aa,11,ag,ah,aj,ak,al,am,an,10,1,2,4,6,</text:p>
          </table:table-cell>
          <table:table-cell table:number-columns-repeated="2" office:value-type="string">
            <text:p>an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d,j,n,9,y,7,aa,11,ag,ah,aj,ak,al,am,an,10,1,2,4,6,</text:p>
          </table:table-cell>
          <table:table-cell table:number-columns-repeated="2" office:value-type="string">
            <text:p>an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d,j,n,9,y,7,aa,11,ag,ah,aj,ak,al,am,an,10,1,2,4,6,</text:p>
          </table:table-cell>
          <table:table-cell table:number-columns-repeated="2" office:value-type="string">
            <text:p>an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d,j,n,9,y,7,aa,11,ag,ah,aj,ak,al,am,an,10,1,2,4,6,</text:p>
          </table:table-cell>
          <table:table-cell table:number-columns-repeated="2" office:value-type="string">
            <text:p>an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d,j,n,9,y,7,aa,11,ag,ah,aj,ak,al,am,an,10,1,2,4,6,</text:p>
          </table:table-cell>
          <table:table-cell table:number-columns-repeated="2" office:value-type="string">
            <text:p>an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d,j,n,9,y,7,aa,11,ag,ah,aj,ak,al,am,an,10,1,2,4,6,</text:p>
          </table:table-cell>
          <table:table-cell table:number-columns-repeated="2" office:value-type="string">
            <text:p>an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d,j,n,9,y,7,aa,11,ag,ah,aj,ak,al,am,an,10,1,2,4,6,</text:p>
          </table:table-cell>
          <table:table-cell table:number-columns-repeated="2" office:value-type="string">
            <text:p>an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d,j,n,9,y,7,aa,11,ag,ah,aj,ak,al,am,an,10,1,2,4,6,</text:p>
          </table:table-cell>
          <table:table-cell table:number-columns-repeated="2" office:value-type="string">
            <text:p>an,10,1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KTÓW ODNIESIENIA</text:p>
          </table:table-cell>
          <table:table-cell office:value-type="string">
            <text:p>20/49</text:p>
          </table:table-cell>
          <table:table-cell table:number-columns-repeated="2" office:value-type="string">
            <text:p>3/49</text:p>
          </table:table-cell>
        </table:table-row>
        <table:table-row table:style-name="ro2">
          <table:table-cell office:value-type="string">
            <text:p>PROCENT <text:s/>PUNKTÓW ODNIESIENIA</text:p>
          </table:table-cell>
          <table:table-cell office:value-type="float" office:value="40.8163265306122">
            <text:p>40.82</text:p>
          </table:table-cell>
          <table:table-cell table:number-columns-repeated="2" office:value-type="float" office:value="6.12244897959184">
            <text:p>6.12</text:p>
          </table:table-cell>
        </table:table-row>
        <table:table-row table:style-name="ro1">
          <table:table-cell office:value-type="string">
            <text:p>LISTA <text:s/>PUNKTÓW ODNIESIENIA</text:p>
          </table:table-cell>
          <table:table-cell office:value-type="string">
            <text:p>d,j,n,9,y,7,aa,11,ag,ah,aj,ak,al,am,an,10,1,2,4,6,</text:p>
          </table:table-cell>
          <table:table-cell table:number-columns-repeated="2" office:value-type="string">
            <text:p>an,10,1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22:56:20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